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A50000011958B4D98D1EA194E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1.136cm" svg:height="7.432cm" svg:x="12.665cm" svg:y="6.079cm">
          <draw:image xlink:href="Pictures/10000201000001A50000011958B4D98D1EA194EE.png" xlink:type="simple" xlink:show="embed" xlink:actuate="onLoad" draw:mime-type="image/png">
            <text:p/>
          </draw:image>
        </draw:frame>
      </draw:page>
      <draw:page draw:name="page2" draw:style-name="dp1" draw:master-page-name="標準"/>
      <draw:page draw:name="page3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1-26T00:20:27.056000000</dc:date>
    <meta:editing-duration>PT15H7M21S</meta:editing-duration>
    <meta:editing-cycles>55</meta:editing-cycles>
    <meta:generator>LibreOffice/7.1.4.2$Windows_X86_64 LibreOffice_project/a529a4fab45b75fefc5b6226684193eb000654f6</meta:generator>
    <meta:document-statistic meta:object-count="1"/>
  </office:meta>
</office:document-meta>
</file>